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time</text:p>
          </table:table-cell>
          <table:table-cell office:value-type="string">
            <text:p>10^6*time/n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4">
            <text:p>0.094</text:p>
          </table:table-cell>
          <table:table-cell table:style-name="ce1" table:formula="oooc:=10^4*[.B2]/([.A2])" office:value-type="float" office:value="9.4">
            <text:p>9.400</text:p>
          </table:table-cell>
          <table:table-cell/>
          <table:table-cell>
            <draw:frame table:end-cell-address="Hoja1.L19" table:end-x="0.421cm" table:end-y="0.373cm" draw:z-index="0" draw:style-name="gr1" svg:width="15.974cm" svg:height="8.049cm" svg:x="0.253cm" svg:y="0.001cm">
              <draw:object draw:notify-on-update-of-ranges="Hoja1.A1:Hoja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03">
            <text:p>0.203</text:p>
          </table:table-cell>
          <table:table-cell table:style-name="ce1" table:formula="oooc:=10^4*[.B3]/([.A3])" office:value-type="float" office:value="10.15">
            <text:p>10.15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81">
            <text:p>0.281</text:p>
          </table:table-cell>
          <table:table-cell table:style-name="ce1" table:formula="oooc:=10^4*[.B4]/([.A4])" office:value-type="float" office:value="9.36666666666667">
            <text:p>9.36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22">
            <text:p>0.422</text:p>
          </table:table-cell>
          <table:table-cell table:style-name="ce1" table:formula="oooc:=10^4*[.B5]/([.A5])" office:value-type="float" office:value="10.55">
            <text:p>10.550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84">
            <text:p>0.484</text:p>
          </table:table-cell>
          <table:table-cell table:style-name="ce1" table:formula="oooc:=10^4*[.B6]/([.A6])" office:value-type="float" office:value="9.68">
            <text:p>9.680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31">
            <text:p>0.531</text:p>
          </table:table-cell>
          <table:table-cell table:style-name="ce1" table:formula="oooc:=10^4*[.B7]/([.A7])" office:value-type="float" office:value="8.85">
            <text:p>8.850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94">
            <text:p>0.594</text:p>
          </table:table-cell>
          <table:table-cell table:style-name="ce1" table:formula="oooc:=10^4*[.B8]/([.A8])" office:value-type="float" office:value="8.48571428571429">
            <text:p>8.486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735">
            <text:p>0.735</text:p>
          </table:table-cell>
          <table:table-cell table:style-name="ce1" table:formula="oooc:=10^4*[.B9]/([.A9])" office:value-type="float" office:value="9.1875">
            <text:p>9.188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859">
            <text:p>0.859</text:p>
          </table:table-cell>
          <table:table-cell table:style-name="ce1" table:formula="oooc:=10^4*[.B10]/([.A10])" office:value-type="float" office:value="9.54444444444444">
            <text:p>9.544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938">
            <text:p>0.938</text:p>
          </table:table-cell>
          <table:table-cell table:style-name="ce1" table:formula="oooc:=10^4*[.B11]/([.A11])" office:value-type="float" office:value="9.38">
            <text:p>9.380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Hoja1.L40" table:end-x="0.309cm" table:end-y="0.081cm" draw:z-index="1" draw:style-name="gr1" svg:width="15.946cm" svg:height="8.82cm" svg:x="0.169cm" svg:y="0.293cm">
              <draw:object draw:notify-on-update-of-ranges="Hoja1.A1:Hoja1.A11 Hoja1.C1:Hoja1.C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6551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1/12/2007</text:date>, <text:time>18:34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Víctor de Buen Remiro</meta:initial-creator>
    <meta:creation-date>2007-12-11T17:40:59</meta:creation-date>
    <dc:creator>Víctor de Buen Remiro</dc:creator>
    <dc:date>2007-12-11T18:34:19</dc:date>
    <dc:language>es-ES</dc:language>
    <meta:editing-cycles>5</meta:editing-cycles>
    <meta:editing-duration>PT49M8S</meta:editing-duration>
    <meta:user-defined meta:name="Info 1"/>
    <meta:user-defined meta:name="Info 2"/>
    <meta:user-defined meta:name="Info 3"/>
    <meta:user-defined meta:name="Info 4"/>
    <meta:document-statistic meta:table-count="3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8999996185303pt" style:font-family-asian="'Lucida Sans Unicode'" style:font-family-generic-asian="system" style:font-pitch-asian="variable" style:font-size-asian="14.8999996185303pt" style:font-family-complex="Tahoma" style:font-family-generic-complex="system" style:font-pitch-complex="variable" style:font-size-complex="14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 style:data-style-name="N108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>
      <style:graphic-properties svg:stroke-color="#993366" draw:fill-color="#993366"/>
      <style:text-properties fo:font-family="Arial" style:font-family-generic="swiss" style:font-pitch="variable" fo:font-size="6.90000009536743pt" style:font-family-asian="'Lucida Sans Unicode'" style:font-family-generic-asian="system" style:font-pitch-asian="variable" style:font-size-asian="6.90000009536743pt" style:font-family-complex="Tahoma" style:font-family-generic-complex="system" style:font-pitch-complex="variable" style:font-size-complex="6.90000009536743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5.975cm" svg:height="8.05cm" chart:class="chart:scatter" chart:style-name="ch1">
        <chart:title svg:x="2.604cm" svg:y="0.16cm" chart:style-name="ch2">
          <text:p>classification time using a equivalence relation</text:p>
        </chart:title>
        <chart:plot-area chart:style-name="ch3" table:cell-range-address="Hoja1.$A$1:.$B$11" chart:data-source-has-labels="row" chart:table-number-list="0" svg:x="0.318cm" svg:y="1.064cm" svg:width="15.339cm" svg:height="6.826cm">
          <chart:axis chart:dimension="x" chart:name="primary-x" chart:style-name="ch4">
            <chart:categories table:cell-range-address="local-table.A2:.A11"/>
          </chart:axis>
          <chart:axis chart:dimension="y" chart:name="primary-y" chart:style-name="ch5">
            <chart:grid chart:class="major"/>
          </chart:axis>
          <chart:series chart:style-name="ch6">
            <chart:domain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00">
                <text:p>10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00">
                <text:p>300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00">
                <text:p>400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00">
                <text:p>500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00">
                <text:p>600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00">
                <text:p>700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00">
                <text:p>800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00">
                <text:p>900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00">
                <text:p>1000</text:p>
              </table:table-cell>
              <table:table-cell office:value-type="float" office:value="0.938">
                <text:p>0.93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3999996185303pt" style:font-family-asian="'Lucida Sans Unicode'" style:font-family-generic-asian="system" style:font-pitch-asian="variable" style:font-size-asian="16.3999996185303pt" style:font-family-complex="Tahoma" style:font-family-generic-complex="system" style:font-pitch-complex="variable" style:font-size-complex="16.3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 style:data-style-name="N108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3000001907349pt" style:font-family-asian="'Lucida Sans Unicode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5.947cm" svg:height="8.821cm" chart:class="chart:scatter" chart:style-name="ch1">
        <chart:title svg:x="5.811cm" svg:y="0.176cm" chart:style-name="ch2">
          <text:p>Checking O(n^2)</text:p>
        </chart:title>
        <chart:plot-area chart:style-name="ch3" table:cell-range-address="Hoja1.$A$1:.$A$11 Hoja1.$C$1:.$C$11" chart:data-source-has-labels="row" chart:table-number-list="0 0" svg:x="0.318cm" svg:y="1.18cm" svg:width="15.311cm" svg:height="7.465cm">
          <chart:axis chart:dimension="x" chart:name="primary-x" chart:style-name="ch4">
            <chart:title svg:x="8.652cm" svg:y="8.201cm" chart:style-name="ch5">
              <text:p>n</text:p>
            </chart:title>
            <chart:categories table:cell-range-address="local-table.A2:.A11"/>
          </chart:axis>
          <chart:axis chart:dimension="y" chart:name="primary-y" chart:style-name="ch6">
            <chart:title svg:x="0.318cm" svg:y="5.748cm" chart:style-name="ch7">
              <text:p>10^6 * time / n^2</text:p>
            </chart:title>
            <chart:grid chart:class="major"/>
          </chart:axis>
          <chart:series chart:style-name="ch8">
            <chart:domain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10^6*time/n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00">
                <text:p>10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00">
                <text:p>20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00">
                <text:p>300</text:p>
              </table:table-cell>
              <table:table-cell office:value-type="float" office:value="9.36666666666667">
                <text:p>9.36666666666667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00">
                <text:p>400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00">
                <text:p>500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00">
                <text:p>60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00">
                <text:p>700</text:p>
              </table:table-cell>
              <table:table-cell office:value-type="float" office:value="8.48571428571429">
                <text:p>8.4857142857142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00">
                <text:p>800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00">
                <text:p>900</text:p>
              </table:table-cell>
              <table:table-cell office:value-type="float" office:value="9.54444444444444">
                <text:p>9.54444444444444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00">
                <text:p>1000</text:p>
              </table:table-cell>
              <table:table-cell office:value-type="float" office:value="9.38">
                <text:p>9.3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